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/>
    </style:style>
    <style:style style:name="T4" style:family="text">
      <style:text-properties/>
    </style:style>
    <style:style style:name="T5" style:family="text">
      <style:text-properties/>
    </style:style>
    <style:style style:name="T6" style:family="text">
      <style:text-properties/>
    </style:style>
    <style:style style:name="T7" style:family="text">
      <style:text-properties/>
    </style:style>
    <style:style style:name="T8" style:family="text">
      <style:text-properties/>
    </style:style>
    <style:style style:name="T9" style:family="text">
      <style:text-properties fo:font-size="12pt" style:font-size-asian="12pt" style:font-size-complex="12pt" fo:font-weight="bold" style:font-weight-asian="bold" style:text-underline-style="solid"/>
    </style:style>
    <style:style style:name="T10" style:family="text">
      <style:text-properties/>
    </style:style>
    <style:style style:name="T11" style:family="text">
      <style:text-properties/>
    </style:style>
    <style:style style:name="T12" style:family="text">
      <style:text-properties style:text-underline-style="solid"/>
    </style:style>
    <style:style style:name="T13" style:family="text">
      <style:text-properties/>
    </style:style>
    <style:style style:name="T14" style:family="text">
      <style:text-properties style:text-underline-style="solid"/>
    </style:style>
    <style:style style:name="T15" style:family="text">
      <style:text-properties/>
    </style:style>
    <style:style style:name="T16" style:family="text">
      <style:text-properties style:text-underline-style="solid"/>
    </style:style>
    <style:style style:name="T17" style:family="text">
      <style:text-properties/>
    </style:style>
    <style:style style:name="T18" style:family="text">
      <style:text-properties style:text-underline-style="solid"/>
    </style:style>
    <style:style style:name="T19" style:family="text">
      <style:text-properties/>
    </style:style>
    <style:style style:name="T20" style:family="text">
      <style:text-properties style:text-underline-style="solid"/>
    </style:style>
    <style:style style:name="T21" style:family="text">
      <style:text-properties/>
    </style:style>
    <style:style style:name="T22" style:family="text">
      <style:text-properties style:text-underline-style="solid"/>
    </style:style>
    <style:style style:name="T23" style:family="text">
      <style:text-properties/>
    </style:style>
    <style:style style:name="T24" style:family="text">
      <style:text-properties style:text-underline-style="solid"/>
    </style:style>
    <style:style style:name="T25" style:family="text">
      <style:text-properties/>
    </style:style>
    <style:style style:name="T26" style:family="text">
      <style:text-properties/>
    </style:style>
    <style:style style:name="T27" style:family="text">
      <style:text-properties style:text-underline-style="solid"/>
    </style:style>
    <style:style style:name="T28" style:family="text">
      <style:text-properties/>
    </style:style>
    <style:style style:name="T29" style:family="text">
      <style:text-properties style:text-underline-style="solid"/>
    </style:style>
    <style:style style:name="T30" style:family="text">
      <style:text-properties/>
    </style:style>
    <style:style style:name="T31" style:family="text">
      <style:text-properties style:text-underline-style="solid"/>
    </style:style>
    <style:style style:name="T32" style:family="text">
      <style:text-properties/>
    </style:style>
    <style:style style:name="T33" style:family="text">
      <style:text-properties style:text-underline-style="solid"/>
    </style:style>
    <style:style style:name="T34" style:family="text">
      <style:text-properties/>
    </style:style>
    <style:style style:name="T35" style:family="text">
      <style:text-properties style:text-underline-style="solid"/>
    </style:style>
    <style:style style:name="T36" style:family="text">
      <style:text-properties/>
    </style:style>
    <style:style style:name="T37" style:family="text">
      <style:text-properties style:text-underline-style="solid"/>
    </style:style>
    <style:style style:name="T38" style:family="text">
      <style:text-properties/>
    </style:style>
    <style:style style:name="T39" style:family="text">
      <style:text-properties style:text-underline-style="solid"/>
    </style:style>
    <style:style style:name="T40" style:family="text">
      <style:text-properties/>
    </style:style>
    <style:style style:name="T41" style:family="text">
      <style:text-properties/>
    </style:style>
    <style:style style:name="T42" style:family="text">
      <style:text-properties style:text-underline-style="solid"/>
    </style:style>
    <style:style style:name="T43" style:family="text">
      <style:text-properties/>
    </style:style>
    <style:style style:name="T44" style:family="text">
      <style:text-properties style:text-underline-style="solid"/>
    </style:style>
    <style:style style:name="T45" style:family="text">
      <style:text-properties/>
    </style:style>
    <style:style style:name="T46" style:family="text">
      <style:text-properties style:text-underline-style="solid"/>
    </style:style>
    <style:style style:name="T47" style:family="text">
      <style:text-properties/>
    </style:style>
    <style:style style:name="T48" style:family="text">
      <style:text-properties style:text-underline-style="solid"/>
    </style:style>
    <style:style style:name="T49" style:family="text">
      <style:text-properties/>
    </style:style>
    <style:style style:name="T50" style:family="text">
      <style:text-properties style:text-underline-style="solid"/>
    </style:style>
    <style:style style:name="T51" style:family="text">
      <style:text-properties/>
    </style:style>
    <style:style style:name="T52" style:family="text">
      <style:text-properties fo:font-weight="bold" style:font-weight-asian="bold"/>
    </style:style>
    <style:style style:name="T53" style:family="text">
      <style:text-properties/>
    </style:style>
    <style:style style:name="T54" style:family="text">
      <style:text-properties fo:font-weight="bold" style:font-weight-asian="bold"/>
    </style:style>
    <style:style style:name="T55" style:family="text">
      <style:text-properties/>
    </style:style>
    <style:style style:name="T56" style:family="text">
      <style:text-properties fo:font-weight="bold" style:font-weight-asian="bold"/>
    </style:style>
    <style:style style:name="T57" style:family="text">
      <style:text-properties/>
    </style:style>
    <style:style style:name="T58" style:family="text">
      <style:text-properties/>
    </style:style>
    <style:style style:name="T59" style:family="text">
      <style:text-properties/>
    </style:style>
    <style:style style:name="T60" style:family="text">
      <style:text-properties/>
    </style:style>
    <style:style style:name="T61" style:family="text">
      <style:text-properties/>
    </style:style>
    <style:style style:name="T62" style:family="text">
      <style:text-properties/>
    </style:style>
    <style:style style:name="T63" style:family="text">
      <style:text-properties fo:font-weight="bold" style:font-weight-asian="bold" style:text-underline-style="solid"/>
    </style:style>
    <style:style style:name="T64" style:family="text">
      <style:text-properties fo:font-weight="bold" style:font-weight-asian="bold" style:text-underline-style="solid"/>
    </style:style>
    <style:style style:name="T65" style:family="text">
      <style:text-properties fo:font-weight="bold" style:font-weight-asian="bold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Peraturan Menteri Kehakiman</text:span></text:p>
        <text:p><text:span text:style-name="T2">Nomor: M.01-HC.03.01 Tahun 1987</text:span></text:p>
        <text:p><text:span text:style-name="T3">Kepada Yth.   :</text:span></text:p>
        <text:p><text:span text:style-name="T4">Direktur Jenderal HIKI</text:span></text:p>
        <text:p><text:span text:style-name="T5">melalui Direktur Hak Cipta</text:span></text:p>
        <text:p><text:span text:style-name="T6">Desain Industri, Desain Tata Letak</text:span></text:p>
        <text:p><text:span text:style-name="T7">Sirkuit Terpadu dan Rahasia Dagang di</text:span></text:p>
        <text:p><text:span text:style-name="T8">    Jakarta</text:span></text:p>
        <text:p text:style-name="Standard"/>
        <text:p><text:span text:style-name="T9">PERMOHONAN PENDAFTARAN CIPTAAN</text:span></text:p>
        <text:p text:style-name="Standard"/>
        <text:p><text:span text:style-name="T10">I.  Pencipta:</text:span></text:p>
        <text:p><text:span text:style-name="T11">	1. Nama			: </text:span><text:span text:style-name="T12">Rieqy Muwachid Erysya___________________________</text:span></text:p>
        <text:p><text:span text:style-name="T13">	2. Kewarganegaraan		: </text:span><text:span text:style-name="T14">Indonesia_______________________________________</text:span></text:p>
        <text:p><text:span text:style-name="T15">	3. Alamat			: </text:span><text:span text:style-name="T16"> Jl. Puspanjolo Selatan No.335, Bojongsalaman, _</text:span></text:p>
        <text:p><text:span text:style-name="T17">					  </text:span><text:span text:style-name="T18">Kec. Semarang Bar., Kota Semarang, Jawa Tengah _</text:span></text:p>
        <text:p><text:span text:style-name="T19">					  </text:span><text:span text:style-name="T20">50141___________________________________________</text:span></text:p>
        <text:p><text:span text:style-name="T21">	4. Telepon			: </text:span><text:span text:style-name="T22">094321111212____________________________________</text:span></text:p>
        <text:p><text:span text:style-name="T23">	5. No. HP &amp; Email		: </text:span><text:span text:style-name="T24">rieqyerysya@gmail.com___________________________</text:span></text:p>
        <text:p><text:span text:style-name="T25">II.  Pemegang Hak Cipta:</text:span></text:p>
        <text:p><text:span text:style-name="T26">	1. Nama			: </text:span><text:span text:style-name="T27">Universitas Presiden____________________________</text:span></text:p>
        <text:p><text:span text:style-name="T28">	2. Kewarganegaraan		: </text:span><text:span text:style-name="T29">-_______________________________________________</text:span></text:p>
        <text:p><text:span text:style-name="T30">	3. Alamat			: </text:span><text:span text:style-name="T31">Jl. Ki Hajar Dewantara, Jababeka, Cikarang Baru </text:span></text:p>
        <text:p><text:span text:style-name="T32">					  </text:span><text:span text:style-name="T33">- Cikarang, Bekasi 17550 - Jawa Barat, _________</text:span></text:p>
        <text:p><text:span text:style-name="T34">					  </text:span><text:span text:style-name="T35">Indonesia_______________________________________</text:span></text:p>
        <text:p><text:span text:style-name="T36">	4. Telepon			: </text:span><text:span text:style-name="T37">021-89109762____________________________________</text:span></text:p>
        <text:p><text:span text:style-name="T38">	5. No. HP &amp; Email		: </text:span><text:span text:style-name="T39">lrpmpu@president.ac.id__________________________</text:span></text:p>
        <text:p><text:span text:style-name="T40">II.  Kuasa:</text:span></text:p>
        <text:p><text:span text:style-name="T41">	1. Nama			: </text:span><text:span text:style-name="T42">________________________________________________</text:span></text:p>
        <text:p><text:span text:style-name="T43">	2. Kewarganegaraan		: </text:span><text:span text:style-name="T44">________________________________________________</text:span></text:p>
        <text:p><text:span text:style-name="T45">	3. Alamat			: </text:span><text:span text:style-name="T46">________________________________________________</text:span></text:p>
        <text:p><text:span text:style-name="T47">	4. Telepon			: </text:span><text:span text:style-name="T48">________________________________________________</text:span></text:p>
        <text:p><text:span text:style-name="T49">	5. No. HP &amp; Email		: </text:span><text:span text:style-name="T50">________________________________________________</text:span></text:p>
        <text:p><text:span text:style-name="T51">IV.  Jenis dari judul yang dimohonkan	: </text:span><text:span text:style-name="T52">Karya Ilmiah - Perancangan Sistem Monitoring </text:span></text:p>
        <text:p><text:span text:style-name="T53">					  </text:span><text:span text:style-name="T54">Jam Kerja Mesin Terintegrasi Perawatan </text:span></text:p>
        <text:p><text:span text:style-name="T55">					  </text:span><text:span text:style-name="T56">Preventif</text:span></text:p>
        <text:p><text:span text:style-name="T57">V.  Tanggal dan tempat diumumkan</text:span></text:p>
        <text:p><text:span text:style-name="T58">     untuk pertama kali di wilayah </text:span></text:p>
        <text:p><text:span text:style-name="T59">     Indonesia atau di luar wilayah </text:span></text:p>
        <text:p><text:span text:style-name="T60">     Indonesia				: </text:span><text:span text:style-name="T61">Kamis, 19 April 2020</text:span></text:p>
        <text:p text:style-name="Standard"/>
        <text:p text:style-name="Standard"/>
        <text:p text:style-name="Standard"/>
        <text:p><text:span text:style-name="T62">Cikarang, 21 April 2020</text:span><text:p text:style-name="Standard"/><text:p text:style-name="Standard"/><text:p text:style-name="Standard"/><text:p text:style-name="Standard"/><text:p text:style-name="Standard"/><text:span text:style-name="T63">Tanda Tangan:</text:span><text:span text:style-name="T64">				</text:span><text:p text:style-name="Standard"/><text:span text:style-name="T65">Nama Lengkap: Prof. Dr. Jony Oktavian Haryanto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Normal" style:family="paragraph">
      <style:paragraph-properties fo:margin-top="0cm" fo:margin-bottom="0cm" fo:text-align=""/>
    </style:style>
    <style:style style:name="myOwnStyle" style:family="text">
      <style:text-properties fo:color="#FF00FF"/>
    </style:style>
    <style:style style:name="P-Style" style:family="paragraph">
      <style:paragraph-properties fo:margin-top="0cm" fo:margin-bottom="0.19cm" fo:text-align="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4-21T19:11:39.000</dc:date>
    <meta:generator>PHPWord</meta:generator>
    <meta:initial-creator/>
    <meta:creation-date>2020-04-21T19:11:39.000</meta:creation-date>
    <meta:keyword/>
    <meta:user-defined meta:name="Category"/>
    <meta:user-defined meta:name="Company"/>
    <meta:user-defined meta:name="Manager"/>
  </office:meta>
</office:document-meta>
</file>